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Noto" svg:font-family="Noto, 'Lucida Grande', Helvetica, Verdan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表格1" style:family="table">
      <style:table-properties style:width="19.632cm" fo:margin-left="-0.106cm" fo:margin-top="0cm" fo:margin-bottom="0cm" table:align="left"/>
    </style:style>
    <style:style style:name="表格1.A" style:family="table-column">
      <style:table-column-properties style:column-width="1.032cm"/>
    </style:style>
    <style:style style:name="表格1.B" style:family="table-column">
      <style:table-column-properties style:column-width="0.977cm"/>
    </style:style>
    <style:style style:name="表格1.C" style:family="table-column">
      <style:table-column-properties style:column-width="0.981cm"/>
    </style:style>
    <style:style style:name="表格1.D" style:family="table-column">
      <style:table-column-properties style:column-width="0.979cm"/>
    </style:style>
    <style:style style:name="表格1.1" style:family="table-row">
      <style:table-row-properties style:min-row-height="0.452cm" fo:keep-together="auto"/>
    </style:style>
    <style:style style:name="表格1.A1" style:family="table-cell">
      <style:table-cell-properties style:vertical-align="middle" fo:padding-left="0.053cm" fo:padding-right="0.053cm" fo:padding-top="0cm" fo:padding-bottom="0cm" fo:border="none"/>
    </style:style>
    <style:style style:name="表格1.3" style:family="table-row">
      <style:table-row-properties style:min-row-height="0.533cm" fo:keep-together="auto"/>
    </style:style>
    <style:style style:name="表格1.A3" style:family="table-cell">
      <style:table-cell-properties style:vertical-align="bottom" fo:padding-left="0.053cm" fo:padding-right="0.053cm" fo:padding-top="0cm" fo:padding-bottom="0cm" fo:border="none"/>
    </style:style>
    <style:style style:name="表格1.4" style:family="table-row">
      <style:table-row-properties style:min-row-height="0.529cm" fo:keep-together="auto"/>
    </style:style>
    <style:style style:name="表格1.5" style:family="table-row">
      <style:table-row-properties style:min-row-height="0.926cm" fo:keep-together="auto"/>
    </style:style>
    <style:style style:name="表格1.6" style:family="table-row">
      <style:table-row-properties style:min-row-height="0.709cm" fo:keep-together="auto"/>
    </style:style>
    <style:style style:name="表格1.7" style:family="table-row">
      <style:table-row-properties style:min-row-height="0.229cm" fo:keep-together="auto"/>
    </style:style>
    <style:style style:name="表格1.8" style:family="table-row">
      <style:table-row-properties style:min-row-height="1.238cm" fo:keep-together="auto"/>
    </style:style>
    <style:style style:name="表格1.A8" style:family="table-cell">
      <style:table-cell-properties style:vertical-align="middle" fo:padding-left="0.049cm" fo:padding-right="0.049cm" fo:padding-top="0cm" fo:padding-bottom="0cm" fo:border-left="2pt solid #000000" fo:border-right="none" fo:border-top="2pt solid #000000" fo:border-bottom="1.25pt solid #000000"/>
    </style:style>
    <style:style style:name="表格1.C8" style:family="table-cell">
      <style:table-cell-properties style:vertical-align="middle" fo:padding-left="0.049cm" fo:padding-right="0.049cm" fo:padding-top="0cm" fo:padding-bottom="0cm" fo:border-left="1.25pt solid #000000" fo:border-right="none" fo:border-top="2pt solid #000000" fo:border-bottom="1.25pt solid #000000"/>
    </style:style>
    <style:style style:name="表格1.M8" style:family="table-cell">
      <style:table-cell-properties style:vertical-align="middle" fo:padding-left="0.049cm" fo:padding-right="0.049cm" fo:padding-top="0cm" fo:padding-bottom="0cm" fo:border-left="1.25pt solid #000000" fo:border-right="2pt solid #000000" fo:border-top="2pt solid #000000" fo:border-bottom="1.25pt solid #000000"/>
    </style:style>
    <style:style style:name="表格1.A9" style:family="table-cell">
      <style:table-cell-properties style:vertical-align="" fo:padding-left="0.049cm" fo:padding-right="0.049cm" fo:padding-top="0cm" fo:padding-bottom="0cm" fo:border-left="2pt solid #000000" fo:border-right="2pt solid #000000" fo:border-top="none" fo:border-bottom="none"/>
    </style:style>
    <style:style style:name="表格1.10" style:family="table-row">
      <style:table-row-properties style:min-row-height="1.302cm" fo:keep-together="auto"/>
    </style:style>
    <style:style style:name="表格1.A10" style:family="table-cell">
      <style:table-cell-properties style:vertical-align="" fo:padding-left="0.049cm" fo:padding-right="0.049cm" fo:padding-top="0cm" fo:padding-bottom="0cm" fo:border-left="2pt solid #000000" fo:border-right="2pt solid #000000" fo:border-top="none" fo:border-bottom="1.25pt solid #000000"/>
    </style:style>
    <style:style style:name="表格1.A11" style:family="table-cell">
      <style:table-cell-properties style:vertical-align="middle" fo:padding-left="0.049cm" fo:padding-right="0.049cm" fo:padding-top="0cm" fo:padding-bottom="0cm" fo:border-left="2pt solid #000000" fo:border-right="2pt solid #000000" fo:border-top="none" fo:border-bottom="none"/>
    </style:style>
    <style:style style:name="表格1.13" style:family="table-row">
      <style:table-row-properties style:min-row-height="0.766cm" fo:keep-together="auto"/>
    </style:style>
    <style:style style:name="表格1.A13" style:family="table-cell">
      <style:table-cell-properties style:vertical-align="middle" fo:padding-left="0.049cm" fo:padding-right="0.049cm" fo:padding-top="0cm" fo:padding-bottom="0cm" fo:border-left="2pt solid #000000" fo:border-right="none" fo:border-top="none" fo:border-bottom="1.25pt solid #000000"/>
    </style:style>
    <style:style style:name="表格1.O13" style:family="table-cell">
      <style:table-cell-properties style:vertical-align="middle" fo:padding-left="0.049cm" fo:padding-right="0.049cm" fo:padding-top="0cm" fo:padding-bottom="0cm" fo:border-left="1.25pt solid #000000" fo:border-right="none" fo:border-top="1.25pt solid #000000" fo:border-bottom="1.25pt solid #000000"/>
    </style:style>
    <style:style style:name="表格1.Q13" style:family="table-cell">
      <style:table-cell-properties style:vertical-align="middle" fo:padding-left="0.049cm" fo:padding-right="0.049cm" fo:padding-top="0cm" fo:padding-bottom="0cm" fo:border-left="1.25pt solid #000000" fo:border-right="2pt solid #000000" fo:border-top="1.25pt solid #000000" fo:border-bottom="1.25pt solid #000000"/>
    </style:style>
    <style:style style:name="表格1.A14" style:family="table-cell">
      <style:table-cell-properties style:vertical-align="" fo:padding-left="0.049cm" fo:padding-right="0.049cm" fo:padding-top="0cm" fo:padding-bottom="0cm" fo:border-left="2pt solid #000000" fo:border-right="none" fo:border-top="none" fo:border-bottom="none"/>
    </style:style>
    <style:style style:name="表格1.O14" style:family="table-cell">
      <style:table-cell-properties style:vertical-align="middle" fo:padding-left="0.049cm" fo:padding-right="0.049cm" fo:padding-top="0cm" fo:padding-bottom="0cm" fo:border-left="1.25pt solid #000000" fo:border-right="none" fo:border-top="none" fo:border-bottom="1.25pt solid #000000"/>
    </style:style>
    <style:style style:name="表格1.Q14" style:family="table-cell">
      <style:table-cell-properties style:vertical-align="middle" fo:padding-left="0.049cm" fo:padding-right="0.049cm" fo:padding-top="0cm" fo:padding-bottom="0cm" fo:border-left="1.25pt solid #000000" fo:border-right="2pt solid #000000" fo:border-top="none" fo:border-bottom="1.25pt solid #000000"/>
    </style:style>
    <style:style style:name="表格1.15" style:family="table-row">
      <style:table-row-properties style:min-row-height="1.191cm" fo:keep-together="auto"/>
    </style:style>
    <style:style style:name="表格1.16" style:family="table-row">
      <style:table-row-properties style:min-row-height="0.573cm" fo:keep-together="auto"/>
    </style:style>
    <style:style style:name="表格1.17" style:family="table-row">
      <style:table-row-properties style:min-row-height="1.328cm" fo:keep-together="auto"/>
    </style:style>
    <style:style style:name="表格1.19" style:family="table-row">
      <style:table-row-properties style:min-row-height="1.388cm" fo:keep-together="auto"/>
    </style:style>
    <style:style style:name="表格1.A19" style:family="table-cell">
      <style:table-cell-properties style:vertical-align="middle" fo:padding-left="0.049cm" fo:padding-right="0.049cm" fo:padding-top="0cm" fo:padding-bottom="0cm" fo:border-left="2pt solid #000000" fo:border-right="2pt solid #000000" fo:border-top="none" fo:border-bottom="1.25pt solid #000000"/>
    </style:style>
    <style:style style:name="表格1.24" style:family="table-row">
      <style:table-row-properties style:min-row-height="1.09cm" fo:keep-together="auto"/>
    </style:style>
    <style:style style:name="表格1.25" style:family="table-row">
      <style:table-row-properties style:min-row-height="1.058cm" fo:keep-together="auto"/>
    </style:style>
    <style:style style:name="表格1.A25" style:family="table-cell">
      <style:table-cell-properties style:vertical-align="middle" fo:padding-left="0.049cm" fo:padding-right="0.049cm" fo:padding-top="0cm" fo:padding-bottom="0cm" fo:border-left="2pt solid #000000" fo:border-right="none" fo:border-top="none" fo:border-bottom="2pt solid #000000"/>
    </style:style>
    <style:style style:name="表格1.C25" style:family="table-cell">
      <style:table-cell-properties style:vertical-align="middle" fo:padding-left="0.049cm" fo:padding-right="0.049cm" fo:padding-top="0cm" fo:padding-bottom="0cm" fo:border-left="1.25pt solid #000000" fo:border-right="none" fo:border-top="none" fo:border-bottom="2pt solid #000000"/>
    </style:style>
    <style:style style:name="表格1.Q25" style:family="table-cell">
      <style:table-cell-properties style:vertical-align="middle" fo:padding-left="0.049cm" fo:padding-right="0.049cm" fo:padding-top="0cm" fo:padding-bottom="0cm" fo:border-left="1.25pt solid #000000" fo:border-right="2pt solid #000000" fo:border-top="none" fo:border-bottom="2pt solid #000000"/>
    </style:style>
    <style:style style:name="表格1.27" style:family="table-row">
      <style:table-row-properties style:min-row-height="0.212cm" fo:keep-together="auto"/>
    </style:style>
    <style:style style:name="表格1.28" style:family="table-row">
      <style:table-row-properties style:min-row-height="0.596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182d3f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2cfa1e" style:font-size-asian="11pt" style:font-size-complex="11pt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30ee8d" style:font-size-asian="11pt" style:font-size-complex="11pt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2cfa1e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30ee8d"/>
    </style:style>
    <style:style style:name="P9" style:family="paragraph" style:parent-style-name="Heading_20_1">
      <style:text-properties officeooo:rsid="00302197" officeooo:paragraph-rsid="0030ee8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1" style:family="paragraph" style:parent-style-name="Text_20_body">
      <style:text-properties fo:font-variant="normal" fo:text-transform="none" fo:color="#000000" fo:font-size="18pt" fo:letter-spacing="normal" officeooo:rsid="00302197" officeooo:paragraph-rsid="00302197" style:font-size-asian="18pt" style:font-size-complex="18pt"/>
    </style:style>
    <style:style style:name="T1" style:family="text">
      <style:text-properties officeooo:rsid="00165424"/>
    </style:style>
    <style:style style:name="T2" style:family="text">
      <style:text-properties style:font-name="Arial" officeooo:rsid="002cfa1e"/>
    </style:style>
    <style:style style:name="T3" style:family="text">
      <style:text-properties style:font-name="Arial" officeooo:rsid="0030ee8d"/>
    </style:style>
    <style:style style:name="T4" style:family="text">
      <style:text-properties officeooo:rsid="002763ae"/>
    </style:style>
    <style:style style:name="T5" style:family="text">
      <style:text-properties style:font-name="Noto" fo:font-size="11.3999996185303pt" fo:font-style="normal" fo:font-weight="normal"/>
    </style:style>
    <style:style style:name="T6" style:family="text">
      <style:text-properties style:font-name="Noto" fo:font-style="normal" fo:font-weight="normal"/>
    </style:style>
    <style:style style:name="T7" style:family="text">
      <style:text-properties style:font-name-asian="Noto" style:font-size-asian="11.3999996185303pt" style:font-style-asian="normal" style:font-weight-asian="normal"/>
    </style:style>
    <style:style style:name="T8" style:family="text">
      <style:text-properties style:font-name-asian="Noto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請編號" text:name="py3o.o.name"/>
        <text:user-field-decl office:value-type="string" office:string-value="日期" text:name="py3o.o.ecr_date"/>
        <text:user-field-decl office:value-type="string" office:string-value="產品型號" text:name="py3o.o.product_tmpl_id.default_code"/>
        <text:user-field-decl office:value-type="string" office:string-value="設變原因" text:name="py3o.o.reason_ids"/>
        <text:user-field-decl office:value-type="string" office:string-value="說明原因" text:name="py3o.o.reason_desc"/>
        <text:user-field-decl office:value-type="string" office:string-value="更變說明" text:name="py3o.o.reason_change_desc"/>
        <text:user-field-decl office:value-type="string" office:string-value="成本差異" text:name="py3o.o.cost_diff"/>
        <text:user-field-decl office:value-type="string" office:string-value="原因說明" text:name="py3o.o.change_agree_desc"/>
        <text:user-field-decl office:value-type="string" office:string-value="執行人" text:name="py3o.o.approve_user.name"/>
        <text:user-field-decl office:value-type="string" office:string-value="部門" text:name="py3o.o.department_id.name"/>
        <text:user-field-decl office:value-type="string" office:string-value="人員" text:name="py3o.o.employee_id.name"/>
        <text:user-field-decl office:value-type="string" office:string-value="更變與否" text:name="py3o.o.change_agree"/>
        <text:user-field-decl office:value-type="string" office:string-value="Document Name" text:name="py3o.doc_name"/>
      </text:user-field-decls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B"/>
        <table:table-column table:style-name="表格1.C"/>
        <table:table-column table:style-name="表格1.D"/>
        <table:table-column table:style-name="表格1.B"/>
        <table:table-column table:style-name="表格1.C"/>
        <table:table-column table:style-name="表格1.B"/>
        <table:table-column table:style-name="表格1.D"/>
        <table:table-column table:style-name="表格1.C"/>
        <table:table-column table:style-name="表格1.B"/>
        <table:table-column table:style-name="表格1.D"/>
        <table:table-column table:style-name="表格1.C"/>
        <table:table-column table:style-name="表格1.B"/>
        <table:table-column table:style-name="表格1.D"/>
        <table:table-column table:style-name="表格1.C"/>
        <table:table-column table:style-name="表格1.B"/>
        <table:table-column table:style-name="表格1.C"/>
        <table:table-row table:style-name="表格1.1">
          <table:table-cell table:style-name="表格1.A1" table:number-columns-spanned="20" office:value-type="string">
            <text:p text:style-name="P1"><text:a xlink:type="simple" xlink:href="py3o://for=%22obj%20in%20objects%22" text:style-name="Internet_20_link" text:visited-style-name="Visited_20_Internet_20_Link"><text:span text:style-name="T1">for="obj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20" office:value-type="string">
            <text:p text:style-name="P1"><text:a xlink:type="simple" xlink:href="py3o://with=%22o=obj.with_context(lang=lang)%22" text:style-name="Internet_20_link" text:visited-style-name="Visited_20_Internet_20_Link"><text:span text:style-name="T1">with="o=obj.with_context(lang=lang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table:number-columns-spanned="20" office:value-type="string">
            <text:p text:style-name="P3">城紹科技股份有限公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table:number-columns-spanned="20" office:value-type="string">
            <text:p text:style-name="P3">SOLID FOCUS INDUSTRIAL CO., LT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columns-spanned="20" office:value-type="string">
            <text:p text:style-name="P3">設計變更申請處理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3" office:value-type="string">
            <text:p text:style-name="P3">申請編號：</text:p>
          </table:table-cell>
          <table:covered-table-cell/>
          <table:covered-table-cell/>
          <table:table-cell table:style-name="表格1.A1" table:number-columns-spanned="7" office:value-type="string">
            <text:p text:style-name="P1"><text:user-field-get text:name="py3o.o.name">申請編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3" office:value-type="string">
            <text:p text:style-name="P3">申請日期：</text:p>
          </table:table-cell>
          <table:covered-table-cell/>
          <table:covered-table-cell/>
          <table:table-cell table:style-name="表格1.A1" table:number-columns-spanned="7" office:value-type="string">
            <text:p text:style-name="P1"><text:user-field-get text:name="py3o.o.ecr_date">日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</table:table-row>
        <table:table-row table:style-name="表格1.8">
          <table:table-cell table:style-name="表格1.A8" table:number-columns-spanned="2" office:value-type="string">
            <text:p text:style-name="P3">產品型號</text:p>
          </table:table-cell>
          <table:covered-table-cell/>
          <table:table-cell table:style-name="表格1.C8" table:number-columns-spanned="8" office:value-type="string">
            <text:p text:style-name="P1"><text:user-field-get text:name="py3o.o.product_tmpl_id.default_code">產品型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C8" table:number-columns-spanned="2" office:value-type="string">
            <text:p text:style-name="P3">品(圖)號</text:p>
          </table:table-cell>
          <table:covered-table-cell/>
          <table:table-cell table:style-name="表格1.M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9" table:number-columns-spanned="20" office:value-type="string">
            <text:p text:style-name="P10"><text:s/>1. 設計變更原因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20" office:value-type="string">
            <text:p text:style-name="P1"><text:user-field-get text:name="py3o.o.reason_ids">設變原因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1" table:number-columns-spanned="20" office:value-type="string">
            <text:p text:style-name="P1"><text:s/>原因說明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9" table:number-columns-spanned="20" office:value-type="string">
            <text:p text:style-name="P1"><text:user-field-get text:name="py3o.o.reason_desc">說明原因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13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O13" table:number-columns-spanned="2" office:value-type="string">
            <text:p text:style-name="P3">申請部門</text:p>
          </table:table-cell>
          <table:covered-table-cell/>
          <table:table-cell table:style-name="表格1.Q13" table:number-columns-spanned="4" office:value-type="string">
            <text:p text:style-name="P2"><text:user-field-get text:name="py3o.o.department_id.name">部門</text:user-field-get></text:p>
          </table:table-cell>
          <table:covered-table-cell/>
          <table:covered-table-cell/>
          <table:covered-table-cell/>
        </table:table-row>
        <table:table-row table:style-name="表格1.6">
          <table:table-cell table:style-name="表格1.A14" table:number-columns-spanned="14" office:value-type="string">
            <text:p text:style-name="P10"><text:s/>2. 變更內容及說明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O14" table:number-columns-spanned="2" office:value-type="string">
            <text:p text:style-name="P3">申 請 人</text:p>
          </table:table-cell>
          <table:covered-table-cell/>
          <table:table-cell table:style-name="表格1.Q14" table:number-columns-spanned="4" office:value-type="string">
            <text:p text:style-name="P2"><text:user-field-get text:name="py3o.o.employee_id.name">人員</text:user-field-get></text:p>
          </table:table-cell>
          <table:covered-table-cell/>
          <table:covered-table-cell/>
          <table:covered-table-cell/>
        </table:table-row>
        <table:table-row table:style-name="表格1.15">
          <table:table-cell table:style-name="表格1.A9" table:number-columns-spanned="20" office:value-type="string">
            <text:p text:style-name="P1"><text:user-field-get text:name="py3o.o.reason_change_desc">更變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6">
          <table:table-cell table:style-name="表格1.A9" table:number-columns-spanned="20" office:value-type="string">
            <text:p text:style-name="P1"><text:s/>3. 成本差異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9" table:number-columns-spanned="20" office:value-type="string">
            <text:p text:style-name="P1"><text:user-field-get text:name="py3o.o.cost_diff">成本差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9" table:number-columns-spanned="20" office:value-type="string">
            <text:p text:style-name="P10"><text:s/>4. 變更與否確認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9">
          <table:table-cell table:style-name="表格1.A19" table:number-columns-spanned="20" office:value-type="string">
            <text:p text:style-name="P7"><text:a xlink:type="simple" xlink:href="py3o://if=%22o.change_agree%20==%20'A'%22" text:style-name="Internet_20_link" text:visited-style-name="Visited_20_Internet_20_Link"><text:span text:style-name="T2">if="o.change_agree == 'A'"</text:span></text:a></text:p>
            <text:p text:style-name="P11"><text:span text:style-name="T8">同意 </text:span><text:span text:style-name="T6">( </text:span><text:span text:style-name="T8">簽發“設計變更 </text:span><text:span text:style-name="T6">ECO </text:span><text:span text:style-name="T8">單”</text:span><text:span text:style-name="T6">)</text:span></text:p>
            <text:p text:style-name="P5"><text:a xlink:type="simple" xlink:href="py3o:///if" text:style-name="Internet_20_link" text:visited-style-name="Visited_20_Internet_20_Link"><text:span text:style-name="T4">/if</text:span></text:a></text:p>
            <text:p text:style-name="P8"><text:a xlink:type="simple" xlink:href="py3o://if=%22o.change_agree%20!=%20'A'%22" text:style-name="Internet_20_link" text:visited-style-name="Visited_20_Internet_20_Link"><text:span text:style-name="T3">if="o.change_agree != 'A'"</text:span></text:a></text:p>
            <text:h text:style-name="P9" text:outline-level="1">不同意</text:h>
            <text:p text:style-name="P6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1" table:number-columns-spanned="20" office:value-type="string">
            <text:p text:style-name="P1">設計變更 ECO 單單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9">
          <table:table-cell table:style-name="表格1.A11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1" table:number-columns-spanned="20" office:value-type="string">
            <text:p text:style-name="P1"><text:s/>原因說明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9" table:number-columns-spanned="20" office:value-type="string">
            <text:p text:style-name="P1"><text:user-field-get text:name="py3o.o.change_agree_desc">原因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4">
          <table:table-cell table:style-name="表格1.A13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O13" table:number-columns-spanned="2" office:value-type="string">
            <text:p text:style-name="P3">執行部門</text:p>
          </table:table-cell>
          <table:covered-table-cell/>
          <table:table-cell table:style-name="表格1.Q13" table:number-columns-spanned="4" office:value-type="string">
            <text:p text:style-name="P3">研發部</text:p>
          </table:table-cell>
          <table:covered-table-cell/>
          <table:covered-table-cell/>
          <table:covered-table-cell/>
        </table:table-row>
        <table:table-row table:style-name="表格1.25">
          <table:table-cell table:style-name="表格1.A25" table:number-columns-spanned="2" office:value-type="string">
            <text:p text:style-name="P3">核 <text:s/>准</text:p>
          </table:table-cell>
          <table:covered-table-cell/>
          <table:table-cell table:style-name="表格1.C25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格1.C25" table:number-columns-spanned="2" office:value-type="string">
            <text:p text:style-name="P3">審 <text:s/>核</text:p>
          </table:table-cell>
          <table:covered-table-cell/>
          <table:table-cell table:style-name="表格1.C25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格1.C25" table:number-columns-spanned="2" office:value-type="string">
            <text:p text:style-name="P3">執 行 人</text:p>
          </table:table-cell>
          <table:covered-table-cell/>
          <table:table-cell table:style-name="表格1.Q25" table:number-columns-spanned="4" office:value-type="string">
            <text:p text:style-name="P3"><text:user-field-get text:name="py3o.o.approve_user.name">執行人</text:user-field-get></text:p>
          </table:table-cell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20" office:value-type="string">
            <text:p text:style-name="P1">申請流程：申請部門填寫1、2 項 → 轉開發部編定ECR 編號並填寫3、4 項 → 開發部歸檔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7"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</table:table-row>
        <table:table-row table:style-name="表格1.28">
          <table:table-cell table:style-name="表格1.A1" table:number-columns-spanned="20" office:value-type="string">
            <text:p text:style-name="P1"/>
            <text:p text:style-name="P4">TB-28 / 101.10.11-V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3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</table:table-row>
        <text:soft-page-break/>
        <table:table-row table:style-name="表格1.6">
          <table:table-cell table:style-name="表格1.A1" table:number-columns-spanned="20" office:value-type="string">
            <text:p text:style-name="P1"><text:a xlink:type="simple" xlink:href="py3o:///with" text:style-name="Internet_20_link" text:visited-style-name="Visited_20_Internet_20_Link">/with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20" office:value-type="string">
            <text:p text:style-name="P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Noto" svg:font-family="Noto, 'Lucida Grande', Helvetica, Verdan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5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2-04T16:54:07.049554000</meta:creation-date>
    <dc:date>2021-02-05T16:25:02.507009000</dc:date>
    <meta:editing-duration>PT4H47M13S</meta:editing-duration>
    <meta:editing-cycles>23</meta:editing-cycles>
    <meta:generator>LibreOffice/6.4.5.2$MacOSX_X86_64 LibreOffice_project/a726b36747cf2001e06b58ad5db1aa3a9a1872d6</meta:generator>
    <meta:document-statistic meta:table-count="1" meta:image-count="0" meta:object-count="0" meta:page-count="2" meta:paragraph-count="44" meta:word-count="222" meta:character-count="417" meta:non-whitespace-character-count="374"/>
  </office:meta>
</office:document-meta>
</file>